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2.848cm" svg:y="0.77cm">
            <draw:object draw:notify-on-update-of-ranges="Hoja1.A4:Hoja1.A4 Hoja1.A5:Hoja1.A16 Hoja1.B4:Hoja1.B4 Hoja1.B5:Hoja1.B16 Hoja1.C4:Hoja1.C4 Hoja1.C5:Hoja1.C16 Hoja1.D4:Hoja1.D4 Hoja1.D5:Hoja1.D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842cm" svg:height="9.098cm" svg:x="13.095cm" svg:y="9.376cm">
            <draw:object draw:notify-on-update-of-ranges="Hoja1.A29:Hoja1.A29 Hoja1.A30:Hoja1.A40 Hoja1.B29:Hoja1.B29 Hoja1.B30:Hoja1.B40 Hoja1.C29:Hoja1.C29 Hoja1.C30:Hoja1.C40 Hoja1.D29:Hoja1.D29 Hoja1.D30:Hoja1.D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0.397cm" svg:height="14.901cm" svg:x="18.392cm" svg:y="23.719cm">
            <draw:object draw:notify-on-update-of-ranges="Hoja1.F52:Hoja1.F52 Hoja1.F53:Hoja1.F105 Hoja1.G52:Hoja1.G52 Hoja1.G53:Hoja1.G105 Hoja1.H52:Hoja1.H52 Hoja1.H53:Hoja1.H10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loques de 1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plines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Vecino mas cercan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0" calcext:value-type="float">
            <text:p>3570</text:p>
          </table:table-cell>
          <table:table-cell office:value-type="float" office:value="570" calcext:value-type="float">
            <text:p>570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3" calcext:value-type="float">
            <text:p>5243</text:p>
          </table:table-cell>
          <table:table-cell office:value-type="float" office:value="1157" calcext:value-type="float">
            <text:p>1157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0" calcext:value-type="float">
            <text:p>6660</text:p>
          </table:table-cell>
          <table:table-cell office:value-type="float" office:value="1662" calcext:value-type="float">
            <text:p>1662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99" calcext:value-type="float">
            <text:p>8399</text:p>
          </table:table-cell>
          <table:table-cell office:value-type="float" office:value="2255" calcext:value-type="float">
            <text:p>2255</text:p>
          </table:table-cell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48" calcext:value-type="float">
            <text:p>10048</text:p>
          </table:table-cell>
          <table:table-cell office:value-type="float" office:value="2791" calcext:value-type="float">
            <text:p>2791</text:p>
          </table:table-cell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78" calcext:value-type="float">
            <text:p>11678</text:p>
          </table:table-cell>
          <table:table-cell office:value-type="float" office:value="3354" calcext:value-type="float">
            <text:p>3354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92" calcext:value-type="float">
            <text:p>12992</text:p>
          </table:table-cell>
          <table:table-cell office:value-type="float" office:value="3792" calcext:value-type="float">
            <text:p>3792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68" calcext:value-type="float">
            <text:p>14868</text:p>
          </table:table-cell>
          <table:table-cell office:value-type="float" office:value="4379" calcext:value-type="float">
            <text:p>4379</text:p>
          </table:table-cell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96" calcext:value-type="float">
            <text:p>16596</text:p>
          </table:table-cell>
          <table:table-cell office:value-type="float" office:value="5032" calcext:value-type="float">
            <text:p>5032</text:p>
          </table:table-cell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21" calcext:value-type="float">
            <text:p>18321</text:p>
          </table:table-cell>
          <table:table-cell office:value-type="float" office:value="5524" calcext:value-type="float">
            <text:p>5524</text:p>
          </table:table-cell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32" calcext:value-type="float">
            <text:p>19732</text:p>
          </table:table-cell>
          <table:table-cell office:value-type="float" office:value="6118" calcext:value-type="float">
            <text:p>6118</text:p>
          </table:table-cell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419" calcext:value-type="float">
            <text:p>21419</text:p>
          </table:table-cell>
          <table:table-cell office:value-type="float" office:value="6593" calcext:value-type="float">
            <text:p>6593</text:p>
          </table:table-cell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loques de 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lines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Vecino mas cercano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6" calcext:value-type="float">
            <text:p>826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4" calcext:value-type="float">
            <text:p>1124</text:p>
          </table:table-cell>
          <table:table-cell office:value-type="float" office:value="189" calcext:value-type="float">
            <text:p>189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3" calcext:value-type="float">
            <text:p>1413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4" calcext:value-type="float">
            <text:p>1704</text:p>
          </table:table-cell>
          <table:table-cell office:value-type="float" office:value="287" calcext:value-type="float">
            <text:p>28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2" calcext:value-type="float">
            <text:p>1992</text:p>
          </table:table-cell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66" calcext:value-type="float">
            <text:p>2266</text:p>
          </table:table-cell>
          <table:table-cell office:value-type="float" office:value="381" calcext:value-type="float">
            <text:p>381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4" calcext:value-type="float">
            <text:p>2564</text:p>
          </table:table-cell>
          <table:table-cell office:value-type="float" office:value="435" calcext:value-type="float">
            <text:p>435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80" calcext:value-type="float">
            <text:p>2880</text:p>
          </table:table-cell>
          <table:table-cell office:value-type="float" office:value="483" calcext:value-type="float">
            <text:p>483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63" calcext:value-type="float">
            <text:p>3163</text:p>
          </table:table-cell>
          <table:table-cell office:value-type="float" office:value="535" calcext:value-type="float">
            <text:p>535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ecino mas cercano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Splines</text:p>
          </table:table-cell>
        </table:table-row>
        <table:table-row table:style-name="ro1">
          <table:table-cell table:number-columns-repeated="5"/>
          <table:table-cell office:value-type="float" office:value="202.876" calcext:value-type="float">
            <text:p>202,876</text:p>
          </table:table-cell>
          <table:table-cell office:value-type="float" office:value="97.9832" calcext:value-type="float">
            <text:p>97,9832</text:p>
          </table:table-cell>
          <table:table-cell office:value-type="float" office:value="129.543" calcext:value-type="float">
            <text:p>129,543</text:p>
          </table:table-cell>
        </table:table-row>
        <table:table-row table:style-name="ro1">
          <table:table-cell table:number-columns-repeated="5"/>
          <table:table-cell office:value-type="float" office:value="87.6173" calcext:value-type="float">
            <text:p>87,6173</text:p>
          </table:table-cell>
          <table:table-cell office:value-type="float" office:value="63.3941" calcext:value-type="float">
            <text:p>63,3941</text:p>
          </table:table-cell>
          <table:table-cell office:value-type="float" office:value="72.7179" calcext:value-type="float">
            <text:p>72,7179</text:p>
          </table:table-cell>
        </table:table-row>
        <table:table-row table:style-name="ro1">
          <table:table-cell table:number-columns-repeated="5"/>
          <table:table-cell office:value-type="float" office:value="200.597" calcext:value-type="float">
            <text:p>200,597</text:p>
          </table:table-cell>
          <table:table-cell office:value-type="float" office:value="85.6725" calcext:value-type="float">
            <text:p>85,6725</text:p>
          </table:table-cell>
          <table:table-cell office:value-type="float" office:value="94.257" calcext:value-type="float">
            <text:p>94,257</text:p>
          </table:table-cell>
        </table:table-row>
        <table:table-row table:style-name="ro1">
          <table:table-cell table:number-columns-repeated="5"/>
          <table:table-cell office:value-type="float" office:value="175.542" calcext:value-type="float">
            <text:p>175,542</text:p>
          </table:table-cell>
          <table:table-cell office:value-type="float" office:value="93.8006" calcext:value-type="float">
            <text:p>93,8006</text:p>
          </table:table-cell>
          <table:table-cell office:value-type="float" office:value="101.57" calcext:value-type="float">
            <text:p>101,57</text:p>
          </table:table-cell>
        </table:table-row>
        <table:table-row table:style-name="ro1">
          <table:table-cell table:number-columns-repeated="5"/>
          <table:table-cell office:value-type="float" office:value="89.3795" calcext:value-type="float">
            <text:p>89,3795</text:p>
          </table:table-cell>
          <table:table-cell office:value-type="float" office:value="56.447" calcext:value-type="float">
            <text:p>56,447</text:p>
          </table:table-cell>
          <table:table-cell office:value-type="float" office:value="59.8015" calcext:value-type="float">
            <text:p>59,8015</text:p>
          </table:table-cell>
        </table:table-row>
        <table:table-row table:style-name="ro1">
          <table:table-cell table:number-columns-repeated="5"/>
          <table:table-cell office:value-type="float" office:value="252.853" calcext:value-type="float">
            <text:p>252,853</text:p>
          </table:table-cell>
          <table:table-cell office:value-type="float" office:value="102.121" calcext:value-type="float">
            <text:p>102,121</text:p>
          </table:table-cell>
          <table:table-cell office:value-type="float" office:value="108.498" calcext:value-type="float">
            <text:p>108,498</text:p>
          </table:table-cell>
        </table:table-row>
        <table:table-row table:style-name="ro1">
          <table:table-cell table:number-columns-repeated="5"/>
          <table:table-cell office:value-type="float" office:value="131.374" calcext:value-type="float">
            <text:p>131,374</text:p>
          </table:table-cell>
          <table:table-cell office:value-type="float" office:value="101.086" calcext:value-type="float">
            <text:p>101,086</text:p>
          </table:table-cell>
          <table:table-cell office:value-type="float" office:value="106.571" calcext:value-type="float">
            <text:p>106,571</text:p>
          </table:table-cell>
        </table:table-row>
        <table:table-row table:style-name="ro1">
          <table:table-cell table:number-columns-repeated="5"/>
          <table:table-cell office:value-type="float" office:value="246.776" calcext:value-type="float">
            <text:p>246,776</text:p>
          </table:table-cell>
          <table:table-cell office:value-type="float" office:value="97.7229" calcext:value-type="float">
            <text:p>97,7229</text:p>
          </table:table-cell>
          <table:table-cell office:value-type="float" office:value="180.971" calcext:value-type="float">
            <text:p>180,971</text:p>
          </table:table-cell>
        </table:table-row>
        <table:table-row table:style-name="ro1">
          <table:table-cell table:number-columns-repeated="5"/>
          <table:table-cell office:value-type="float" office:value="5291.26" calcext:value-type="float">
            <text:p>5291,26</text:p>
          </table:table-cell>
          <table:table-cell office:value-type="float" office:value="2171.62" calcext:value-type="float">
            <text:p>2171,62</text:p>
          </table:table-cell>
          <table:table-cell office:value-type="float" office:value="2216.8" calcext:value-type="float">
            <text:p>2216,8</text:p>
          </table:table-cell>
        </table:table-row>
        <table:table-row table:style-name="ro1">
          <table:table-cell table:number-columns-repeated="5"/>
          <table:table-cell office:value-type="float" office:value="502.707" calcext:value-type="float">
            <text:p>502,707</text:p>
          </table:table-cell>
          <table:table-cell office:value-type="float" office:value="257.092" calcext:value-type="float">
            <text:p>257,092</text:p>
          </table:table-cell>
          <table:table-cell office:value-type="float" office:value="341.565" calcext:value-type="float">
            <text:p>341,565</text:p>
          </table:table-cell>
        </table:table-row>
        <table:table-row table:style-name="ro1">
          <table:table-cell table:number-columns-repeated="5"/>
          <table:table-cell office:value-type="float" office:value="662.696" calcext:value-type="float">
            <text:p>662,696</text:p>
          </table:table-cell>
          <table:table-cell office:value-type="float" office:value="345.876" calcext:value-type="float">
            <text:p>345,876</text:p>
          </table:table-cell>
          <table:table-cell office:value-type="float" office:value="376.096" calcext:value-type="float">
            <text:p>376,096</text:p>
          </table:table-cell>
        </table:table-row>
        <table:table-row table:style-name="ro1">
          <table:table-cell table:number-columns-repeated="5"/>
          <table:table-cell office:value-type="float" office:value="786.125" calcext:value-type="float">
            <text:p>786,125</text:p>
          </table:table-cell>
          <table:table-cell office:value-type="float" office:value="433.421" calcext:value-type="float">
            <text:p>433,421</text:p>
          </table:table-cell>
          <table:table-cell office:value-type="float" office:value="485.806" calcext:value-type="float">
            <text:p>485,806</text:p>
          </table:table-cell>
        </table:table-row>
        <table:table-row table:style-name="ro1">
          <table:table-cell table:number-columns-repeated="5"/>
          <table:table-cell office:value-type="float" office:value="878.952" calcext:value-type="float">
            <text:p>878,952</text:p>
          </table:table-cell>
          <table:table-cell office:value-type="float" office:value="504.691" calcext:value-type="float">
            <text:p>504,691</text:p>
          </table:table-cell>
          <table:table-cell office:value-type="float" office:value="557.329" calcext:value-type="float">
            <text:p>557,329</text:p>
          </table:table-cell>
        </table:table-row>
        <table:table-row table:style-name="ro1">
          <table:table-cell table:number-columns-repeated="5"/>
          <table:table-cell office:value-type="float" office:value="903.322" calcext:value-type="float">
            <text:p>903,322</text:p>
          </table:table-cell>
          <table:table-cell office:value-type="float" office:value="518.53" calcext:value-type="float">
            <text:p>518,53</text:p>
          </table:table-cell>
          <table:table-cell office:value-type="float" office:value="548.891" calcext:value-type="float">
            <text:p>548,891</text:p>
          </table:table-cell>
        </table:table-row>
        <table:table-row table:style-name="ro1">
          <table:table-cell table:number-columns-repeated="5"/>
          <table:table-cell office:value-type="float" office:value="833.289" calcext:value-type="float">
            <text:p>833,289</text:p>
          </table:table-cell>
          <table:table-cell office:value-type="float" office:value="480.88" calcext:value-type="float">
            <text:p>480,88</text:p>
          </table:table-cell>
          <table:table-cell office:value-type="float" office:value="504.912" calcext:value-type="float">
            <text:p>504,912</text:p>
          </table:table-cell>
        </table:table-row>
        <table:table-row table:style-name="ro1">
          <table:table-cell table:number-columns-repeated="5"/>
          <table:table-cell office:value-type="float" office:value="711.359" calcext:value-type="float">
            <text:p>711,359</text:p>
          </table:table-cell>
          <table:table-cell office:value-type="float" office:value="430.746" calcext:value-type="float">
            <text:p>430,746</text:p>
          </table:table-cell>
          <table:table-cell office:value-type="float" office:value="479.26" calcext:value-type="float">
            <text:p>479,26</text:p>
          </table:table-cell>
        </table:table-row>
        <table:table-row table:style-name="ro1">
          <table:table-cell table:number-columns-repeated="5"/>
          <table:table-cell office:value-type="float" office:value="1008.13" calcext:value-type="float">
            <text:p>1008,13</text:p>
          </table:table-cell>
          <table:table-cell office:value-type="float" office:value="549.191" calcext:value-type="float">
            <text:p>549,191</text:p>
          </table:table-cell>
          <table:table-cell office:value-type="float" office:value="623.104" calcext:value-type="float">
            <text:p>623,104</text:p>
          </table:table-cell>
        </table:table-row>
        <table:table-row table:style-name="ro1">
          <table:table-cell table:number-columns-repeated="5"/>
          <table:table-cell office:value-type="float" office:value="1031.12" calcext:value-type="float">
            <text:p>1031,12</text:p>
          </table:table-cell>
          <table:table-cell office:value-type="float" office:value="587.417" calcext:value-type="float">
            <text:p>587,417</text:p>
          </table:table-cell>
          <table:table-cell office:value-type="float" office:value="796.392" calcext:value-type="float">
            <text:p>796,392</text:p>
          </table:table-cell>
        </table:table-row>
        <table:table-row table:style-name="ro1">
          <table:table-cell table:number-columns-repeated="5"/>
          <table:table-cell office:value-type="float" office:value="815.512" calcext:value-type="float">
            <text:p>815,512</text:p>
          </table:table-cell>
          <table:table-cell office:value-type="float" office:value="4090.87" calcext:value-type="float">
            <text:p>4090,87</text:p>
          </table:table-cell>
          <table:table-cell office:value-type="float" office:value="4215.7" calcext:value-type="float">
            <text:p>4215,7</text:p>
          </table:table-cell>
        </table:table-row>
        <table:table-row table:style-name="ro1">
          <table:table-cell table:number-columns-repeated="5"/>
          <table:table-cell office:value-type="float" office:value="761.011" calcext:value-type="float">
            <text:p>761,011</text:p>
          </table:table-cell>
          <table:table-cell office:value-type="float" office:value="345.291" calcext:value-type="float">
            <text:p>345,291</text:p>
          </table:table-cell>
          <table:table-cell office:value-type="float" office:value="494.608" calcext:value-type="float">
            <text:p>494,608</text:p>
          </table:table-cell>
        </table:table-row>
        <table:table-row table:style-name="ro1">
          <table:table-cell table:number-columns-repeated="5"/>
          <table:table-cell office:value-type="float" office:value="654.171" calcext:value-type="float">
            <text:p>654,171</text:p>
          </table:table-cell>
          <table:table-cell office:value-type="float" office:value="367.431" calcext:value-type="float">
            <text:p>367,431</text:p>
          </table:table-cell>
          <table:table-cell office:value-type="float" office:value="392.826" calcext:value-type="float">
            <text:p>392,826</text:p>
          </table:table-cell>
        </table:table-row>
        <table:table-row table:style-name="ro1">
          <table:table-cell table:number-columns-repeated="5"/>
          <table:table-cell office:value-type="float" office:value="588.028" calcext:value-type="float">
            <text:p>588,028</text:p>
          </table:table-cell>
          <table:table-cell office:value-type="float" office:value="308.794" calcext:value-type="float">
            <text:p>308,794</text:p>
          </table:table-cell>
          <table:table-cell office:value-type="float" office:value="330.407" calcext:value-type="float">
            <text:p>330,407</text:p>
          </table:table-cell>
        </table:table-row>
        <table:table-row table:style-name="ro1">
          <table:table-cell table:number-columns-repeated="5"/>
          <table:table-cell office:value-type="float" office:value="600.902" calcext:value-type="float">
            <text:p>600,902</text:p>
          </table:table-cell>
          <table:table-cell office:value-type="float" office:value="291.508" calcext:value-type="float">
            <text:p>291,508</text:p>
          </table:table-cell>
          <table:table-cell office:value-type="float" office:value="316.547" calcext:value-type="float">
            <text:p>316,547</text:p>
          </table:table-cell>
        </table:table-row>
        <table:table-row table:style-name="ro1">
          <table:table-cell table:number-columns-repeated="5"/>
          <table:table-cell office:value-type="float" office:value="869.486" calcext:value-type="float">
            <text:p>869,486</text:p>
          </table:table-cell>
          <table:table-cell office:value-type="float" office:value="437.797" calcext:value-type="float">
            <text:p>437,797</text:p>
          </table:table-cell>
          <table:table-cell office:value-type="float" office:value="462.695" calcext:value-type="float">
            <text:p>462,695</text:p>
          </table:table-cell>
        </table:table-row>
        <table:table-row table:style-name="ro1">
          <table:table-cell table:number-columns-repeated="5"/>
          <table:table-cell office:value-type="float" office:value="640.385" calcext:value-type="float">
            <text:p>640,385</text:p>
          </table:table-cell>
          <table:table-cell office:value-type="float" office:value="434.744" calcext:value-type="float">
            <text:p>434,744</text:p>
          </table:table-cell>
          <table:table-cell office:value-type="float" office:value="460.682" calcext:value-type="float">
            <text:p>460,682</text:p>
          </table:table-cell>
        </table:table-row>
        <table:table-row table:style-name="ro1">
          <table:table-cell table:number-columns-repeated="5"/>
          <table:table-cell office:value-type="float" office:value="871.138" calcext:value-type="float">
            <text:p>871,138</text:p>
          </table:table-cell>
          <table:table-cell office:value-type="float" office:value="477.942" calcext:value-type="float">
            <text:p>477,942</text:p>
          </table:table-cell>
          <table:table-cell office:value-type="float" office:value="532.507" calcext:value-type="float">
            <text:p>532,507</text:p>
          </table:table-cell>
        </table:table-row>
        <table:table-row table:style-name="ro1">
          <table:table-cell table:number-columns-repeated="5"/>
          <table:table-cell office:value-type="float" office:value="875.216" calcext:value-type="float">
            <text:p>875,216</text:p>
          </table:table-cell>
          <table:table-cell office:value-type="float" office:value="483.503" calcext:value-type="float">
            <text:p>483,503</text:p>
          </table:table-cell>
          <table:table-cell office:value-type="float" office:value="529.871" calcext:value-type="float">
            <text:p>529,871</text:p>
          </table:table-cell>
        </table:table-row>
        <table:table-row table:style-name="ro1">
          <table:table-cell table:number-columns-repeated="5"/>
          <table:table-cell office:value-type="float" office:value="864.588" calcext:value-type="float">
            <text:p>864,588</text:p>
          </table:table-cell>
          <table:table-cell office:value-type="float" office:value="490.844" calcext:value-type="float">
            <text:p>490,844</text:p>
          </table:table-cell>
          <table:table-cell office:value-type="float" office:value="542.181" calcext:value-type="float">
            <text:p>542,181</text:p>
          </table:table-cell>
        </table:table-row>
        <table:table-row table:style-name="ro1">
          <table:table-cell table:number-columns-repeated="5"/>
          <table:table-cell office:value-type="float" office:value="870.179" calcext:value-type="float">
            <text:p>870,179</text:p>
          </table:table-cell>
          <table:table-cell office:value-type="float" office:value="525.584" calcext:value-type="float">
            <text:p>525,584</text:p>
          </table:table-cell>
          <table:table-cell office:value-type="float" office:value="564.153" calcext:value-type="float">
            <text:p>564,153</text:p>
          </table:table-cell>
        </table:table-row>
        <table:table-row table:style-name="ro1">
          <table:table-cell table:number-columns-repeated="5"/>
          <table:table-cell office:value-type="float" office:value="732.684" calcext:value-type="float">
            <text:p>732,684</text:p>
          </table:table-cell>
          <table:table-cell office:value-type="float" office:value="473.457" calcext:value-type="float">
            <text:p>473,457</text:p>
          </table:table-cell>
          <table:table-cell office:value-type="float" office:value="513.224" calcext:value-type="float">
            <text:p>513,224</text:p>
          </table:table-cell>
        </table:table-row>
        <table:table-row table:style-name="ro1">
          <table:table-cell table:number-columns-repeated="5"/>
          <table:table-cell office:value-type="float" office:value="387.218" calcext:value-type="float">
            <text:p>387,218</text:p>
          </table:table-cell>
          <table:table-cell office:value-type="float" office:value="257.304" calcext:value-type="float">
            <text:p>257,304</text:p>
          </table:table-cell>
          <table:table-cell office:value-type="float" office:value="280.881" calcext:value-type="float">
            <text:p>280,881</text:p>
          </table:table-cell>
        </table:table-row>
        <table:table-row table:style-name="ro1">
          <table:table-cell table:number-columns-repeated="5"/>
          <table:table-cell office:value-type="float" office:value="335.339" calcext:value-type="float">
            <text:p>335,339</text:p>
          </table:table-cell>
          <table:table-cell office:value-type="float" office:value="173.179" calcext:value-type="float">
            <text:p>173,179</text:p>
          </table:table-cell>
          <table:table-cell office:value-type="float" office:value="190.723" calcext:value-type="float">
            <text:p>190,723</text:p>
          </table:table-cell>
        </table:table-row>
        <table:table-row table:style-name="ro1">
          <table:table-cell table:number-columns-repeated="5"/>
          <table:table-cell office:value-type="float" office:value="437.551" calcext:value-type="float">
            <text:p>437,551</text:p>
          </table:table-cell>
          <table:table-cell office:value-type="float" office:value="225.829" calcext:value-type="float">
            <text:p>225,829</text:p>
          </table:table-cell>
          <table:table-cell office:value-type="float" office:value="245.627" calcext:value-type="float">
            <text:p>245,627</text:p>
          </table:table-cell>
        </table:table-row>
        <table:table-row table:style-name="ro1">
          <table:table-cell table:number-columns-repeated="5"/>
          <table:table-cell office:value-type="float" office:value="574.765" calcext:value-type="float">
            <text:p>574,765</text:p>
          </table:table-cell>
          <table:table-cell office:value-type="float" office:value="303.096" calcext:value-type="float">
            <text:p>303,096</text:p>
          </table:table-cell>
          <table:table-cell office:value-type="float" office:value="316.578" calcext:value-type="float">
            <text:p>316,578</text:p>
          </table:table-cell>
        </table:table-row>
        <table:table-row table:style-name="ro1">
          <table:table-cell table:number-columns-repeated="5"/>
          <table:table-cell office:value-type="float" office:value="805.107" calcext:value-type="float">
            <text:p>805,107</text:p>
          </table:table-cell>
          <table:table-cell office:value-type="float" office:value="421.811" calcext:value-type="float">
            <text:p>421,811</text:p>
          </table:table-cell>
          <table:table-cell office:value-type="float" office:value="465.078" calcext:value-type="float">
            <text:p>465,078</text:p>
          </table:table-cell>
        </table:table-row>
        <table:table-row table:style-name="ro1">
          <table:table-cell table:number-columns-repeated="5"/>
          <table:table-cell office:value-type="float" office:value="649.101" calcext:value-type="float">
            <text:p>649,101</text:p>
          </table:table-cell>
          <table:table-cell office:value-type="float" office:value="392.432" calcext:value-type="float">
            <text:p>392,432</text:p>
          </table:table-cell>
          <table:table-cell office:value-type="float" office:value="414.159" calcext:value-type="float">
            <text:p>414,159</text:p>
          </table:table-cell>
        </table:table-row>
        <table:table-row table:style-name="ro1">
          <table:table-cell table:number-columns-repeated="5"/>
          <table:table-cell office:value-type="float" office:value="647.682" calcext:value-type="float">
            <text:p>647,682</text:p>
          </table:table-cell>
          <table:table-cell office:value-type="float" office:value="352.993" calcext:value-type="float">
            <text:p>352,993</text:p>
          </table:table-cell>
          <table:table-cell office:value-type="float" office:value="390.055" calcext:value-type="float">
            <text:p>390,055</text:p>
          </table:table-cell>
        </table:table-row>
        <table:table-row table:style-name="ro1">
          <table:table-cell table:number-columns-repeated="5"/>
          <table:table-cell office:value-type="float" office:value="548.827" calcext:value-type="float">
            <text:p>548,827</text:p>
          </table:table-cell>
          <table:table-cell office:value-type="float" office:value="305.848" calcext:value-type="float">
            <text:p>305,848</text:p>
          </table:table-cell>
          <table:table-cell office:value-type="float" office:value="475.432" calcext:value-type="float">
            <text:p>475,432</text:p>
          </table:table-cell>
        </table:table-row>
        <table:table-row table:style-name="ro1">
          <table:table-cell table:number-columns-repeated="5"/>
          <table:table-cell office:value-type="float" office:value="613.811" calcext:value-type="float">
            <text:p>613,811</text:p>
          </table:table-cell>
          <table:table-cell office:value-type="float" office:value="4295.29" calcext:value-type="float">
            <text:p>4295,29</text:p>
          </table:table-cell>
          <table:table-cell office:value-type="float" office:value="4306.54" calcext:value-type="float">
            <text:p>4306,54</text:p>
          </table:table-cell>
        </table:table-row>
        <table:table-row table:style-name="ro1">
          <table:table-cell table:number-columns-repeated="5"/>
          <table:table-cell office:value-type="float" office:value="795.384" calcext:value-type="float">
            <text:p>795,384</text:p>
          </table:table-cell>
          <table:table-cell office:value-type="float" office:value="368.504" calcext:value-type="float">
            <text:p>368,504</text:p>
          </table:table-cell>
          <table:table-cell office:value-type="float" office:value="509.077" calcext:value-type="float">
            <text:p>509,077</text:p>
          </table:table-cell>
        </table:table-row>
        <table:table-row table:style-name="ro1">
          <table:table-cell table:number-columns-repeated="5"/>
          <table:table-cell office:value-type="float" office:value="972.301" calcext:value-type="float">
            <text:p>972,301</text:p>
          </table:table-cell>
          <table:table-cell office:value-type="float" office:value="639.323" calcext:value-type="float">
            <text:p>639,323</text:p>
          </table:table-cell>
          <table:table-cell office:value-type="float" office:value="668.772" calcext:value-type="float">
            <text:p>668,772</text:p>
          </table:table-cell>
        </table:table-row>
        <table:table-row table:style-name="ro1">
          <table:table-cell table:number-columns-repeated="5"/>
          <table:table-cell office:value-type="float" office:value="863.045" calcext:value-type="float">
            <text:p>863,045</text:p>
          </table:table-cell>
          <table:table-cell office:value-type="float" office:value="413.484" calcext:value-type="float">
            <text:p>413,484</text:p>
          </table:table-cell>
          <table:table-cell office:value-type="float" office:value="450.595" calcext:value-type="float">
            <text:p>450,595</text:p>
          </table:table-cell>
        </table:table-row>
        <table:table-row table:style-name="ro1">
          <table:table-cell table:number-columns-repeated="5"/>
          <table:table-cell office:value-type="float" office:value="926.535" calcext:value-type="float">
            <text:p>926,535</text:p>
          </table:table-cell>
          <table:table-cell office:value-type="float" office:value="582.945" calcext:value-type="float">
            <text:p>582,945</text:p>
          </table:table-cell>
          <table:table-cell office:value-type="float" office:value="647.974" calcext:value-type="float">
            <text:p>647,974</text:p>
          </table:table-cell>
        </table:table-row>
        <table:table-row table:style-name="ro1">
          <table:table-cell table:number-columns-repeated="5"/>
          <table:table-cell office:value-type="float" office:value="1329.22" calcext:value-type="float">
            <text:p>1329,22</text:p>
          </table:table-cell>
          <table:table-cell office:value-type="float" office:value="847.991" calcext:value-type="float">
            <text:p>847,991</text:p>
          </table:table-cell>
          <table:table-cell office:value-type="float" office:value="925.056" calcext:value-type="float">
            <text:p>925,056</text:p>
          </table:table-cell>
        </table:table-row>
        <table:table-row table:style-name="ro1">
          <table:table-cell table:number-columns-repeated="5"/>
          <table:table-cell office:value-type="float" office:value="1406.31" calcext:value-type="float">
            <text:p>1406,31</text:p>
          </table:table-cell>
          <table:table-cell office:value-type="float" office:value="859.932" calcext:value-type="float">
            <text:p>859,932</text:p>
          </table:table-cell>
          <table:table-cell office:value-type="float" office:value="914.376" calcext:value-type="float">
            <text:p>914,376</text:p>
          </table:table-cell>
        </table:table-row>
        <table:table-row table:style-name="ro1">
          <table:table-cell table:number-columns-repeated="5"/>
          <table:table-cell office:value-type="float" office:value="1090.3" calcext:value-type="float">
            <text:p>1090,3</text:p>
          </table:table-cell>
          <table:table-cell office:value-type="float" office:value="618.11" calcext:value-type="float">
            <text:p>618,11</text:p>
          </table:table-cell>
          <table:table-cell office:value-type="float" office:value="670.239" calcext:value-type="float">
            <text:p>670,239</text:p>
          </table:table-cell>
        </table:table-row>
        <table:table-row table:style-name="ro1">
          <table:table-cell table:number-columns-repeated="5"/>
          <table:table-cell office:value-type="float" office:value="1022.25" calcext:value-type="float">
            <text:p>1022,25</text:p>
          </table:table-cell>
          <table:table-cell office:value-type="float" office:value="622.064" calcext:value-type="float">
            <text:p>622,064</text:p>
          </table:table-cell>
          <table:table-cell office:value-type="float" office:value="677.427" calcext:value-type="float">
            <text:p>677,427</text:p>
          </table:table-cell>
        </table:table-row>
        <table:table-row table:style-name="ro1">
          <table:table-cell table:number-columns-repeated="5"/>
          <table:table-cell office:value-type="float" office:value="776.293" calcext:value-type="float">
            <text:p>776,293</text:p>
          </table:table-cell>
          <table:table-cell office:value-type="float" office:value="500.973" calcext:value-type="float">
            <text:p>500,973</text:p>
          </table:table-cell>
          <table:table-cell office:value-type="float" office:value="531.409" calcext:value-type="float">
            <text:p>531,409</text:p>
          </table:table-cell>
        </table:table-row>
        <table:table-row table:style-name="ro1">
          <table:table-cell table:number-columns-repeated="5"/>
          <table:table-cell office:value-type="float" office:value="430.693" calcext:value-type="float">
            <text:p>430,693</text:p>
          </table:table-cell>
          <table:table-cell office:value-type="float" office:value="278.768" calcext:value-type="float">
            <text:p>278,768</text:p>
          </table:table-cell>
          <table:table-cell office:value-type="float" office:value="293.337" calcext:value-type="float">
            <text:p>293,337</text:p>
          </table:table-cell>
        </table:table-row>
        <table:table-row table:style-name="ro1">
          <table:table-cell table:number-columns-repeated="5"/>
          <table:table-cell office:value-type="float" office:value="773.492" calcext:value-type="float">
            <text:p>773,492</text:p>
          </table:table-cell>
          <table:table-cell office:value-type="float" office:value="329.884" calcext:value-type="float">
            <text:p>329,884</text:p>
          </table:table-cell>
          <table:table-cell office:value-type="float" office:value="346.531" calcext:value-type="float">
            <text:p>346,531</text:p>
          </table:table-cell>
        </table:table-row>
        <table:table-row table:style-name="ro1">
          <table:table-cell table:number-columns-repeated="5"/>
          <table:table-cell office:value-type="float" office:value="587.319" calcext:value-type="float">
            <text:p>587,319</text:p>
          </table:table-cell>
          <table:table-cell office:value-type="float" office:value="324.517" calcext:value-type="float">
            <text:p>324,517</text:p>
          </table:table-cell>
          <table:table-cell office:value-type="float" office:value="340.166" calcext:value-type="float">
            <text:p>340,166</text:p>
          </table:table-cell>
        </table:table-row>
        <table:table-row table:style-name="ro1">
          <table:table-cell table:number-columns-repeated="5"/>
          <table:table-cell office:value-type="float" office:value="1040.2" calcext:value-type="float">
            <text:p>1040,2</text:p>
          </table:table-cell>
          <table:table-cell office:value-type="float" office:value="524.152" calcext:value-type="float">
            <text:p>524,152</text:p>
          </table:table-cell>
          <table:table-cell office:value-type="float" office:value="539.941" calcext:value-type="float">
            <text:p>539,941</text:p>
          </table:table-cell>
        </table:table-row>
        <table:table-row table:style-name="ro1">
          <table:table-cell table:number-columns-repeated="5"/>
          <table:table-cell office:value-type="float" office:value="1388.79" calcext:value-type="float">
            <text:p>1388,79</text:p>
          </table:table-cell>
          <table:table-cell office:value-type="float" office:value="716.953" calcext:value-type="float">
            <text:p>716,953</text:p>
          </table:table-cell>
          <table:table-cell office:value-type="float" office:value="723.83" calcext:value-type="float">
            <text:p>723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9:25:10.903074031</meta:creation-date>
    <dc:date>2015-11-07T22:05:06.081201066</dc:date>
    <meta:editing-duration>PT2H24M44S</meta:editing-duration>
    <meta:editing-cycles>3</meta:editing-cycles>
    <meta:generator>LibreOffice/4.2.8.2$Linux_X86_64 LibreOffice_project/420m0$Build-2</meta:generator>
    <meta:document-statistic meta:table-count="1" meta:cell-count="2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3cm" svg:y="0.183cm" chart:style-name="ch2">
          <text:p>Tiempo de los métodos
 por frames generados</text:p>
        </chart:title>
        <chart:legend chart:legend-position="end" svg:x="11.534cm" svg:y="3.703cm" style:legend-expansion="high" chart:style-name="ch3"/>
        <chart:plot-area chart:style-name="ch4" table:cell-range-address="Hoja1.A4:Hoja1.D16" chart:data-source-has-labels="both" svg:x="1.331cm" svg:y="1.83cm" svg:width="9.883cm" svg:height="5.639cm">
          <chartooo:coordinate-region svg:x="2.508cm" svg:y="2.029cm" svg:width="8.519cm" svg:height="4.793cm"/>
          <chart:axis chart:dimension="x" chart:name="primary-x" chart:style-name="ch5" chartooo:axis-type="auto">
            <chartooo:date-scale/>
            <chart:title svg:x="4.852cm" svg:y="7.649cm" chart:style-name="ch6">
              <text:p>Frames generados
</text:p>
            </chart:title>
            <chart:categories table:cell-range-address="Hoja1.A5:Hoja1.A16"/>
          </chart:axis>
          <chart:axis chart:dimension="y" chart:name="primary-y" chart:style-name="ch5">
            <chart:title svg:x="0.451cm" svg:y="6.466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B5:Hoja1.B16" chart:label-cell-address="Hoja1.B4:Hoja1.B4" chart:class="chart:line">
            <chart:data-point chart:repeated="12"/>
          </chart:series>
          <chart:series chart:style-name="ch10" chart:values-cell-range-address="Hoja1.C5:Hoja1.C16" chart:label-cell-address="Hoja1.C4:Hoja1.C4" chart:class="chart:line">
            <chart:data-point chart:repeated="12"/>
          </chart:series>
          <chart:series chart:style-name="ch11" chart:values-cell-range-address="Hoja1.D5:Hoja1.D16" chart:label-cell-address="Hoja1.D4:Hoja1.D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nes</text:p>
                <draw:g>
                  <svg:desc>Hoja1.B4:Hoja1.B4</svg:desc>
                </draw:g>
              </table:table-cell>
              <table:table-cell office:value-type="string">
                <text:p>Lineal</text:p>
                <draw:g>
                  <svg:desc>Hoja1.C4:Hoja1.C4</svg:desc>
                </draw:g>
              </table:table-cell>
              <table:table-cell office:value-type="string">
                <text:p>Vecino mas cercano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5:Hoja1.A16</svg:desc>
                </draw:g>
              </table:table-cell>
              <table:table-cell office:value-type="float" office:value="3570">
                <text:p>3570</text:p>
                <draw:g>
                  <svg:desc>Hoja1.B5:Hoja1.B16</svg:desc>
                </draw:g>
              </table:table-cell>
              <table:table-cell office:value-type="float" office:value="570">
                <text:p>570</text:p>
                <draw:g>
                  <svg:desc>Hoja1.C5:Hoja1.C16</svg:desc>
                </draw:g>
              </table:table-cell>
              <table:table-cell office:value-type="float" office:value="184">
                <text:p>184</text:p>
                <draw:g>
                  <svg:desc>Hoja1.D5:Hoja1.D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43">
                <text:p>5243</text:p>
              </table:table-cell>
              <table:table-cell office:value-type="float" office:value="1157">
                <text:p>115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660">
                <text:p>6660</text:p>
              </table:table-cell>
              <table:table-cell office:value-type="float" office:value="1662">
                <text:p>166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99">
                <text:p>8399</text:p>
              </table:table-cell>
              <table:table-cell office:value-type="float" office:value="2255">
                <text:p>225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48">
                <text:p>10048</text:p>
              </table:table-cell>
              <table:table-cell office:value-type="float" office:value="2791">
                <text:p>279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678">
                <text:p>11678</text:p>
              </table:table-cell>
              <table:table-cell office:value-type="float" office:value="3354">
                <text:p>335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992">
                <text:p>12992</text:p>
              </table:table-cell>
              <table:table-cell office:value-type="float" office:value="3792">
                <text:p>379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868">
                <text:p>14868</text:p>
              </table:table-cell>
              <table:table-cell office:value-type="float" office:value="4379">
                <text:p>437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596">
                <text:p>16596</text:p>
              </table:table-cell>
              <table:table-cell office:value-type="float" office:value="5032">
                <text:p>503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321">
                <text:p>18321</text:p>
              </table:table-cell>
              <table:table-cell office:value-type="float" office:value="5524">
                <text:p>552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732">
                <text:p>19732</text:p>
              </table:table-cell>
              <table:table-cell office:value-type="float" office:value="6118">
                <text:p>6118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19">
                <text:p>21419</text:p>
              </table:table-cell>
              <table:table-cell office:value-type="float" office:value="6593">
                <text:p>6593</text:p>
              </table:table-cell>
              <table:table-cell office:value-type="float" office:value="2130">
                <text:p>2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43cm" svg:height="9.099cm" xlink:href=".." xlink:type="simple" chart:class="chart:line" chart:style-name="ch1">
        <chart:title svg:x="2.731cm" svg:y="0.317cm" chart:style-name="ch2">
          <text:p>Tiempo de los métodos por frames totales del video</text:p>
        </chart:title>
        <chart:legend chart:legend-position="end" svg:x="11.377cm" svg:y="3.752cm" style:legend-expansion="high" chart:style-name="ch3"/>
        <chart:plot-area chart:style-name="ch4" table:cell-range-address="Hoja1.A29:Hoja1.D40" chart:data-source-has-labels="both" svg:x="1.327cm" svg:y="1.303cm" svg:width="9.734cm" svg:height="6.634cm">
          <chartooo:coordinate-region svg:x="2.319cm" svg:y="1.502cm" svg:width="8.555cm" svg:height="5.788cm"/>
          <chart:axis chart:dimension="x" chart:name="primary-x" chart:style-name="ch5" chartooo:axis-type="auto">
            <chartooo:date-scale/>
            <chart:title svg:x="4.377cm" svg:y="8.118cm" chart:style-name="ch6">
              <text:p>Frames totales del video</text:p>
            </chart:title>
            <chart:categories table:cell-range-address="Hoja1.A30:Hoja1.A40"/>
          </chart:axis>
          <chart:axis chart:dimension="y" chart:name="primary-y" chart:style-name="ch5">
            <chart:title svg:x="0.451cm" svg:y="6.437cm" chart:style-name="ch7">
              <text:p>Tiempo en milisegundos</text:p>
            </chart:title>
            <chart:grid chart:style-name="ch8" chart:class="major"/>
          </chart:axis>
          <chart:series chart:style-name="ch9" chart:values-cell-range-address="Hoja1.B30:Hoja1.B40" chart:label-cell-address="Hoja1.B29:Hoja1.B29" chart:class="chart:line">
            <chart:data-point chart:repeated="11"/>
          </chart:series>
          <chart:series chart:style-name="ch10" chart:values-cell-range-address="Hoja1.C30:Hoja1.C40" chart:label-cell-address="Hoja1.C29:Hoja1.C29" chart:class="chart:line">
            <chart:data-point chart:repeated="11"/>
          </chart:series>
          <chart:series chart:style-name="ch11" chart:values-cell-range-address="Hoja1.D30:Hoja1.D40" chart:label-cell-address="Hoja1.D29:Hoja1.D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nes</text:p>
                <draw:g>
                  <svg:desc>Hoja1.B29:Hoja1.B29</svg:desc>
                </draw:g>
              </table:table-cell>
              <table:table-cell office:value-type="string">
                <text:p>Lineal</text:p>
                <draw:g>
                  <svg:desc>Hoja1.C29:Hoja1.C29</svg:desc>
                </draw:g>
              </table:table-cell>
              <table:table-cell office:value-type="string">
                <text:p>Vecino mas cercano</text:p>
                <draw:g>
                  <svg:desc>Hoja1.D29:Hoja1.D2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Hoja1.A30:Hoja1.A40</svg:desc>
                </draw:g>
              </table:table-cell>
              <table:table-cell office:value-type="float" office:value="256">
                <text:p>256</text:p>
                <draw:g>
                  <svg:desc>Hoja1.B30:Hoja1.B40</svg:desc>
                </draw:g>
              </table:table-cell>
              <table:table-cell office:value-type="float" office:value="42">
                <text:p>42</text:p>
                <draw:g>
                  <svg:desc>Hoja1.C30:Hoja1.C40</svg:desc>
                </draw:g>
              </table:table-cell>
              <table:table-cell office:value-type="float" office:value="13">
                <text:p>13</text:p>
                <draw:g>
                  <svg:desc>Hoja1.D30:Hoja1.D40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37">
                <text:p>537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26">
                <text:p>826</text:p>
              </table:table-cell>
              <table:table-cell office:value-type="float" office:value="140">
                <text:p>1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24">
                <text:p>1124</text:p>
              </table:table-cell>
              <table:table-cell office:value-type="float" office:value="189">
                <text:p>1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3">
                <text:p>1413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704">
                <text:p>1704</text:p>
              </table:table-cell>
              <table:table-cell office:value-type="float" office:value="287">
                <text:p>2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336">
                <text:p>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66">
                <text:p>2266</text:p>
              </table:table-cell>
              <table:table-cell office:value-type="float" office:value="381">
                <text:p>3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564">
                <text:p>2564</text:p>
              </table:table-cell>
              <table:table-cell office:value-type="float" office:value="435">
                <text:p>43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80">
                <text:p>2880</text:p>
              </table:table-cell>
              <table:table-cell office:value-type="float" office:value="483">
                <text:p>4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163">
                <text:p>3163</text:p>
              </table:table-cell>
              <table:table-cell office:value-type="float" office:value="535">
                <text:p>53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98cm" svg:height="14.902cm" xlink:href=".." xlink:type="simple" chart:class="chart:line" chart:style-name="ch1">
        <chart:legend chart:legend-position="end" svg:x="25.932cm" svg:y="6.654cm" style:legend-expansion="high" chart:style-name="ch2"/>
        <chart:plot-area chart:style-name="ch3" table:cell-range-address="Hoja1.F52:Hoja1.H105" chart:data-source-has-labels="row" svg:x="0.607cm" svg:y="0.298cm" svg:width="24.718cm" svg:height="14.306cm">
          <chartooo:coordinate-region svg:x="1.599cm" svg:y="0.498cm" svg:width="23.54cm" svg:height="13.4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53:Hoja1.F105" chart:label-cell-address="Hoja1.F52:Hoja1.F52" chart:class="chart:line">
            <chart:data-point chart:repeated="53"/>
          </chart:series>
          <chart:series chart:style-name="ch7" chart:values-cell-range-address="Hoja1.G53:Hoja1.G105" chart:label-cell-address="Hoja1.G52:Hoja1.G52" chart:class="chart:line">
            <chart:data-point chart:repeated="53"/>
          </chart:series>
          <chart:series chart:style-name="ch8" chart:values-cell-range-address="Hoja1.H53:Hoja1.H105" chart:label-cell-address="Hoja1.H52:Hoja1.H52" chart:class="chart:line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ino mas cercano</text:p>
                <draw:g>
                  <svg:desc>Hoja1.F52:Hoja1.F52</svg:desc>
                </draw:g>
              </table:table-cell>
              <table:table-cell office:value-type="string">
                <text:p>Lineal</text:p>
                <draw:g>
                  <svg:desc>Hoja1.G52:Hoja1.G52</svg:desc>
                </draw:g>
              </table:table-cell>
              <table:table-cell office:value-type="string">
                <text:p>Splines</text:p>
                <draw:g>
                  <svg:desc>Hoja1.H52:Hoja1.H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.876">
                <text:p>202.876</text:p>
                <draw:g>
                  <svg:desc>Hoja1.F53:Hoja1.F105</svg:desc>
                </draw:g>
              </table:table-cell>
              <table:table-cell office:value-type="float" office:value="97.9832">
                <text:p>97.9832</text:p>
                <draw:g>
                  <svg:desc>Hoja1.G53:Hoja1.G105</svg:desc>
                </draw:g>
              </table:table-cell>
              <table:table-cell office:value-type="float" office:value="129.543">
                <text:p>129.543</text:p>
                <draw:g>
                  <svg:desc>Hoja1.H53:Hoja1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6173">
                <text:p>87.6173</text:p>
              </table:table-cell>
              <table:table-cell office:value-type="float" office:value="63.3941">
                <text:p>63.3941</text:p>
              </table:table-cell>
              <table:table-cell office:value-type="float" office:value="72.7179">
                <text:p>72.7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.597">
                <text:p>200.597</text:p>
              </table:table-cell>
              <table:table-cell office:value-type="float" office:value="85.6725">
                <text:p>85.6725</text:p>
              </table:table-cell>
              <table:table-cell office:value-type="float" office:value="94.257">
                <text:p>94.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542">
                <text:p>175.542</text:p>
              </table:table-cell>
              <table:table-cell office:value-type="float" office:value="93.8006">
                <text:p>93.8006</text:p>
              </table:table-cell>
              <table:table-cell office:value-type="float" office:value="101.57">
                <text:p>101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3795">
                <text:p>89.3795</text:p>
              </table:table-cell>
              <table:table-cell office:value-type="float" office:value="56.447">
                <text:p>56.447</text:p>
              </table:table-cell>
              <table:table-cell office:value-type="float" office:value="59.8015">
                <text:p>59.8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.853">
                <text:p>252.853</text:p>
              </table:table-cell>
              <table:table-cell office:value-type="float" office:value="102.121">
                <text:p>102.121</text:p>
              </table:table-cell>
              <table:table-cell office:value-type="float" office:value="108.498">
                <text:p>108.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374">
                <text:p>131.374</text:p>
              </table:table-cell>
              <table:table-cell office:value-type="float" office:value="101.086">
                <text:p>101.086</text:p>
              </table:table-cell>
              <table:table-cell office:value-type="float" office:value="106.571">
                <text:p>106.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.776">
                <text:p>246.776</text:p>
              </table:table-cell>
              <table:table-cell office:value-type="float" office:value="97.7229">
                <text:p>97.7229</text:p>
              </table:table-cell>
              <table:table-cell office:value-type="float" office:value="180.971">
                <text:p>180.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91.26">
                <text:p>5291.26</text:p>
              </table:table-cell>
              <table:table-cell office:value-type="float" office:value="2171.62">
                <text:p>2171.62</text:p>
              </table:table-cell>
              <table:table-cell office:value-type="float" office:value="2216.8">
                <text:p>221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2.707">
                <text:p>502.707</text:p>
              </table:table-cell>
              <table:table-cell office:value-type="float" office:value="257.092">
                <text:p>257.092</text:p>
              </table:table-cell>
              <table:table-cell office:value-type="float" office:value="341.565">
                <text:p>341.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2.696">
                <text:p>662.696</text:p>
              </table:table-cell>
              <table:table-cell office:value-type="float" office:value="345.876">
                <text:p>345.876</text:p>
              </table:table-cell>
              <table:table-cell office:value-type="float" office:value="376.096">
                <text:p>376.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6.125">
                <text:p>786.125</text:p>
              </table:table-cell>
              <table:table-cell office:value-type="float" office:value="433.421">
                <text:p>433.421</text:p>
              </table:table-cell>
              <table:table-cell office:value-type="float" office:value="485.806">
                <text:p>485.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8.952">
                <text:p>878.952</text:p>
              </table:table-cell>
              <table:table-cell office:value-type="float" office:value="504.691">
                <text:p>504.691</text:p>
              </table:table-cell>
              <table:table-cell office:value-type="float" office:value="557.329">
                <text:p>557.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3.322">
                <text:p>903.322</text:p>
              </table:table-cell>
              <table:table-cell office:value-type="float" office:value="518.53">
                <text:p>518.53</text:p>
              </table:table-cell>
              <table:table-cell office:value-type="float" office:value="548.891">
                <text:p>548.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3.289">
                <text:p>833.289</text:p>
              </table:table-cell>
              <table:table-cell office:value-type="float" office:value="480.88">
                <text:p>480.88</text:p>
              </table:table-cell>
              <table:table-cell office:value-type="float" office:value="504.912">
                <text:p>504.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1.359">
                <text:p>711.359</text:p>
              </table:table-cell>
              <table:table-cell office:value-type="float" office:value="430.746">
                <text:p>430.746</text:p>
              </table:table-cell>
              <table:table-cell office:value-type="float" office:value="479.26">
                <text:p>479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8.13">
                <text:p>1008.13</text:p>
              </table:table-cell>
              <table:table-cell office:value-type="float" office:value="549.191">
                <text:p>549.191</text:p>
              </table:table-cell>
              <table:table-cell office:value-type="float" office:value="623.104">
                <text:p>623.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1.12">
                <text:p>1031.12</text:p>
              </table:table-cell>
              <table:table-cell office:value-type="float" office:value="587.417">
                <text:p>587.417</text:p>
              </table:table-cell>
              <table:table-cell office:value-type="float" office:value="796.392">
                <text:p>796.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5.512">
                <text:p>815.512</text:p>
              </table:table-cell>
              <table:table-cell office:value-type="float" office:value="4090.87">
                <text:p>4090.87</text:p>
              </table:table-cell>
              <table:table-cell office:value-type="float" office:value="4215.7">
                <text:p>421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1.011">
                <text:p>761.011</text:p>
              </table:table-cell>
              <table:table-cell office:value-type="float" office:value="345.291">
                <text:p>345.291</text:p>
              </table:table-cell>
              <table:table-cell office:value-type="float" office:value="494.608">
                <text:p>494.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4.171">
                <text:p>654.171</text:p>
              </table:table-cell>
              <table:table-cell office:value-type="float" office:value="367.431">
                <text:p>367.431</text:p>
              </table:table-cell>
              <table:table-cell office:value-type="float" office:value="392.826">
                <text:p>392.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8.028">
                <text:p>588.028</text:p>
              </table:table-cell>
              <table:table-cell office:value-type="float" office:value="308.794">
                <text:p>308.794</text:p>
              </table:table-cell>
              <table:table-cell office:value-type="float" office:value="330.407">
                <text:p>330.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.902">
                <text:p>600.902</text:p>
              </table:table-cell>
              <table:table-cell office:value-type="float" office:value="291.508">
                <text:p>291.508</text:p>
              </table:table-cell>
              <table:table-cell office:value-type="float" office:value="316.547">
                <text:p>316.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9.486">
                <text:p>869.486</text:p>
              </table:table-cell>
              <table:table-cell office:value-type="float" office:value="437.797">
                <text:p>437.797</text:p>
              </table:table-cell>
              <table:table-cell office:value-type="float" office:value="462.695">
                <text:p>462.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0.385">
                <text:p>640.385</text:p>
              </table:table-cell>
              <table:table-cell office:value-type="float" office:value="434.744">
                <text:p>434.744</text:p>
              </table:table-cell>
              <table:table-cell office:value-type="float" office:value="460.682">
                <text:p>460.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1.138">
                <text:p>871.138</text:p>
              </table:table-cell>
              <table:table-cell office:value-type="float" office:value="477.942">
                <text:p>477.942</text:p>
              </table:table-cell>
              <table:table-cell office:value-type="float" office:value="532.507">
                <text:p>532.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5.216">
                <text:p>875.216</text:p>
              </table:table-cell>
              <table:table-cell office:value-type="float" office:value="483.503">
                <text:p>483.503</text:p>
              </table:table-cell>
              <table:table-cell office:value-type="float" office:value="529.871">
                <text:p>529.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.588">
                <text:p>864.588</text:p>
              </table:table-cell>
              <table:table-cell office:value-type="float" office:value="490.844">
                <text:p>490.844</text:p>
              </table:table-cell>
              <table:table-cell office:value-type="float" office:value="542.181">
                <text:p>542.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0.179">
                <text:p>870.179</text:p>
              </table:table-cell>
              <table:table-cell office:value-type="float" office:value="525.584">
                <text:p>525.584</text:p>
              </table:table-cell>
              <table:table-cell office:value-type="float" office:value="564.153">
                <text:p>564.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2.684">
                <text:p>732.684</text:p>
              </table:table-cell>
              <table:table-cell office:value-type="float" office:value="473.457">
                <text:p>473.457</text:p>
              </table:table-cell>
              <table:table-cell office:value-type="float" office:value="513.224">
                <text:p>513.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7.218">
                <text:p>387.218</text:p>
              </table:table-cell>
              <table:table-cell office:value-type="float" office:value="257.304">
                <text:p>257.304</text:p>
              </table:table-cell>
              <table:table-cell office:value-type="float" office:value="280.881">
                <text:p>280.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.339">
                <text:p>335.339</text:p>
              </table:table-cell>
              <table:table-cell office:value-type="float" office:value="173.179">
                <text:p>173.179</text:p>
              </table:table-cell>
              <table:table-cell office:value-type="float" office:value="190.723">
                <text:p>190.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7.551">
                <text:p>437.551</text:p>
              </table:table-cell>
              <table:table-cell office:value-type="float" office:value="225.829">
                <text:p>225.829</text:p>
              </table:table-cell>
              <table:table-cell office:value-type="float" office:value="245.627">
                <text:p>245.6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4.765">
                <text:p>574.765</text:p>
              </table:table-cell>
              <table:table-cell office:value-type="float" office:value="303.096">
                <text:p>303.096</text:p>
              </table:table-cell>
              <table:table-cell office:value-type="float" office:value="316.578">
                <text:p>316.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5.107">
                <text:p>805.107</text:p>
              </table:table-cell>
              <table:table-cell office:value-type="float" office:value="421.811">
                <text:p>421.811</text:p>
              </table:table-cell>
              <table:table-cell office:value-type="float" office:value="465.078">
                <text:p>465.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9.101">
                <text:p>649.101</text:p>
              </table:table-cell>
              <table:table-cell office:value-type="float" office:value="392.432">
                <text:p>392.432</text:p>
              </table:table-cell>
              <table:table-cell office:value-type="float" office:value="414.159">
                <text:p>414.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7.682">
                <text:p>647.682</text:p>
              </table:table-cell>
              <table:table-cell office:value-type="float" office:value="352.993">
                <text:p>352.993</text:p>
              </table:table-cell>
              <table:table-cell office:value-type="float" office:value="390.055">
                <text:p>390.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8.827">
                <text:p>548.827</text:p>
              </table:table-cell>
              <table:table-cell office:value-type="float" office:value="305.848">
                <text:p>305.848</text:p>
              </table:table-cell>
              <table:table-cell office:value-type="float" office:value="475.432">
                <text:p>475.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3.811">
                <text:p>613.811</text:p>
              </table:table-cell>
              <table:table-cell office:value-type="float" office:value="4295.29">
                <text:p>4295.29</text:p>
              </table:table-cell>
              <table:table-cell office:value-type="float" office:value="4306.54">
                <text:p>4306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.384">
                <text:p>795.384</text:p>
              </table:table-cell>
              <table:table-cell office:value-type="float" office:value="368.504">
                <text:p>368.504</text:p>
              </table:table-cell>
              <table:table-cell office:value-type="float" office:value="509.077">
                <text:p>509.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2.301">
                <text:p>972.301</text:p>
              </table:table-cell>
              <table:table-cell office:value-type="float" office:value="639.323">
                <text:p>639.323</text:p>
              </table:table-cell>
              <table:table-cell office:value-type="float" office:value="668.772">
                <text:p>668.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3.045">
                <text:p>863.045</text:p>
              </table:table-cell>
              <table:table-cell office:value-type="float" office:value="413.484">
                <text:p>413.484</text:p>
              </table:table-cell>
              <table:table-cell office:value-type="float" office:value="450.595">
                <text:p>450.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6.535">
                <text:p>926.535</text:p>
              </table:table-cell>
              <table:table-cell office:value-type="float" office:value="582.945">
                <text:p>582.945</text:p>
              </table:table-cell>
              <table:table-cell office:value-type="float" office:value="647.974">
                <text:p>647.9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9.22">
                <text:p>1329.22</text:p>
              </table:table-cell>
              <table:table-cell office:value-type="float" office:value="847.991">
                <text:p>847.991</text:p>
              </table:table-cell>
              <table:table-cell office:value-type="float" office:value="925.056">
                <text:p>925.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6.31">
                <text:p>1406.31</text:p>
              </table:table-cell>
              <table:table-cell office:value-type="float" office:value="859.932">
                <text:p>859.932</text:p>
              </table:table-cell>
              <table:table-cell office:value-type="float" office:value="914.376">
                <text:p>914.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0.3">
                <text:p>1090.3</text:p>
              </table:table-cell>
              <table:table-cell office:value-type="float" office:value="618.11">
                <text:p>618.11</text:p>
              </table:table-cell>
              <table:table-cell office:value-type="float" office:value="670.239">
                <text:p>670.2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2.25">
                <text:p>1022.25</text:p>
              </table:table-cell>
              <table:table-cell office:value-type="float" office:value="622.064">
                <text:p>622.064</text:p>
              </table:table-cell>
              <table:table-cell office:value-type="float" office:value="677.427">
                <text:p>677.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6.293">
                <text:p>776.293</text:p>
              </table:table-cell>
              <table:table-cell office:value-type="float" office:value="500.973">
                <text:p>500.973</text:p>
              </table:table-cell>
              <table:table-cell office:value-type="float" office:value="531.409">
                <text:p>531.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0.693">
                <text:p>430.693</text:p>
              </table:table-cell>
              <table:table-cell office:value-type="float" office:value="278.768">
                <text:p>278.768</text:p>
              </table:table-cell>
              <table:table-cell office:value-type="float" office:value="293.337">
                <text:p>293.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3.492">
                <text:p>773.492</text:p>
              </table:table-cell>
              <table:table-cell office:value-type="float" office:value="329.884">
                <text:p>329.884</text:p>
              </table:table-cell>
              <table:table-cell office:value-type="float" office:value="346.531">
                <text:p>346.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7.319">
                <text:p>587.319</text:p>
              </table:table-cell>
              <table:table-cell office:value-type="float" office:value="324.517">
                <text:p>324.517</text:p>
              </table:table-cell>
              <table:table-cell office:value-type="float" office:value="340.166">
                <text:p>340.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.2">
                <text:p>1040.2</text:p>
              </table:table-cell>
              <table:table-cell office:value-type="float" office:value="524.152">
                <text:p>524.152</text:p>
              </table:table-cell>
              <table:table-cell office:value-type="float" office:value="539.941">
                <text:p>539.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8.79">
                <text:p>1388.79</text:p>
              </table:table-cell>
              <table:table-cell office:value-type="float" office:value="716.953">
                <text:p>716.953</text:p>
              </table:table-cell>
              <table:table-cell office:value-type="float" office:value="723.83">
                <text:p>723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